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7cm"/>
    </style:style>
    <style:style style:name="co3" style:family="table-column">
      <style:table-column-properties fo:break-before="auto" style:column-width="5.5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urbuja" table:style-name="ta1">
        <table:shapes>
          <draw:frame draw:z-index="0" draw:style-name="gr1" draw:text-style-name="P1" svg:width="15.999cm" svg:height="8.999cm" svg:x="14.538cm" svg:y="1.93cm">
            <draw:object draw:notify-on-update-of-ranges="Burbuja.A1:Burbuja.A1 Burbuja.A2:Burbuja.A11 Burbuja.B1:Burbuja.B1 Burbuja.B2:Burbuja.B11 Burbuja.A1:Burbuja.A1 Burbuja.A2:Burbuja.A11 Burbuja.D1:Burbuja.D1 Burbuja.D2:Burbuja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row table:style-name="ro1">
          <table:table-cell table:style-name="ce1" office:value-type="string" calcext:value-type="string">
            <text:p>Tam. Caso</text:p>
          </table:table-cell>
          <table:table-cell table:style-name="ce1" office:value-type="string" calcext:value-type="string">
            <text:p>Tiempo (us)</text:p>
          </table:table-cell>
          <table:table-cell table:style-name="ce1" office:value-type="string" calcext:value-type="string">
            <text:p>K=Tiempo/f(n)</text:p>
          </table:table-cell>
          <table:table-cell table:style-name="ce1" office:value-type="string" calcext:value-type="string">
            <text:p>Tiempo teórico estimado= K*f(n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476" calcext:value-type="float">
            <text:p>2476</text:p>
          </table:table-cell>
          <table:table-cell table:formula="of:=[.B2]/([.A2]*[.A2])" office:value-type="float" office:value="0.002476" calcext:value-type="float">
            <text:p>0,002476</text:p>
          </table:table-cell>
          <table:table-cell table:formula="of:=[.A2]*[.A2] * [.C$13]" office:value-type="float" office:value="1768.20779456412" calcext:value-type="float">
            <text:p>1768,207794564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132" calcext:value-type="float">
            <text:p>6132</text:p>
          </table:table-cell>
          <table:table-cell table:formula="of:=[.B3]/([.A3]*[.A3])" office:value-type="float" office:value="0.001533" calcext:value-type="float">
            <text:p>0,001533</text:p>
          </table:table-cell>
          <table:table-cell table:formula="of:=[.A3]*[.A3] * [.C$13]" office:value-type="float" office:value="7072.83117825649" calcext:value-type="float">
            <text:p>7072,8311782564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3752" calcext:value-type="float">
            <text:p>13752</text:p>
          </table:table-cell>
          <table:table-cell table:formula="of:=[.B4]/([.A4]*[.A4])" office:value-type="float" office:value="0.001528" calcext:value-type="float">
            <text:p>0,001528</text:p>
          </table:table-cell>
          <table:table-cell table:formula="of:=[.A4]*[.A4] * [.C$13]" office:value-type="float" office:value="15913.8701510771" calcext:value-type="float">
            <text:p>15913,870151077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5212" calcext:value-type="float">
            <text:p>25212</text:p>
          </table:table-cell>
          <table:table-cell table:formula="of:=[.B5]/([.A5]*[.A5])" office:value-type="float" office:value="0.00157575" calcext:value-type="float">
            <text:p>0,00157575</text:p>
          </table:table-cell>
          <table:table-cell table:formula="of:=[.A5]*[.A5] * [.C$13]" office:value-type="float" office:value="28291.324713026" calcext:value-type="float">
            <text:p>28291,32471302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0770" calcext:value-type="float">
            <text:p>40770</text:p>
          </table:table-cell>
          <table:table-cell table:formula="of:=[.B6]/([.A6]*[.A6])" office:value-type="float" office:value="0.0016308" calcext:value-type="float">
            <text:p>0,0016308</text:p>
          </table:table-cell>
          <table:table-cell table:formula="of:=[.A6]*[.A6] * [.C$13]" office:value-type="float" office:value="44205.194864103" calcext:value-type="float">
            <text:p>44205,194864103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1886" calcext:value-type="float">
            <text:p>61886</text:p>
          </table:table-cell>
          <table:table-cell table:formula="of:=[.B7]/([.A7]*[.A7])" office:value-type="float" office:value="0.00171905555555556" calcext:value-type="float">
            <text:p>0,001719055555556</text:p>
          </table:table-cell>
          <table:table-cell table:formula="of:=[.A7]*[.A7] * [.C$13]" office:value-type="float" office:value="63655.4806043084" calcext:value-type="float">
            <text:p>63655,480604308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85037" calcext:value-type="float">
            <text:p>85037</text:p>
          </table:table-cell>
          <table:table-cell table:formula="of:=[.B8]/([.A8]*[.A8])" office:value-type="float" office:value="0.00173544897959184" calcext:value-type="float">
            <text:p>0,001735448979592</text:p>
          </table:table-cell>
          <table:table-cell table:formula="of:=[.A8]*[.A8] * [.C$13]" office:value-type="float" office:value="86642.181933642" calcext:value-type="float">
            <text:p>86642,18193364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13978" calcext:value-type="float">
            <text:p>113978</text:p>
          </table:table-cell>
          <table:table-cell table:formula="of:=[.B9]/([.A9]*[.A9])" office:value-type="float" office:value="0.00178090625" calcext:value-type="float">
            <text:p>0,00178090625</text:p>
          </table:table-cell>
          <table:table-cell table:formula="of:=[.A9]*[.A9] * [.C$13]" office:value-type="float" office:value="113165.298852104" calcext:value-type="float">
            <text:p>113165,298852104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48216" calcext:value-type="float">
            <text:p>148216</text:p>
          </table:table-cell>
          <table:table-cell table:formula="of:=[.B10]/([.A10]*[.A10])" office:value-type="float" office:value="0.00182982716049383" calcext:value-type="float">
            <text:p>0,001829827160494</text:p>
          </table:table-cell>
          <table:table-cell table:formula="of:=[.A10]*[.A10] * [.C$13]" office:value-type="float" office:value="143224.831359694" calcext:value-type="float">
            <text:p>143224,83135969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87329" calcext:value-type="float">
            <text:p>187329</text:p>
          </table:table-cell>
          <table:table-cell table:formula="of:=[.B11]/([.A11]*[.A11])" office:value-type="float" office:value="0.00187329" calcext:value-type="float">
            <text:p>0,00187329</text:p>
          </table:table-cell>
          <table:table-cell table:formula="of:=[.A11]*[.A11] * [.C$13]" office:value-type="float" office:value="176820.779456412" calcext:value-type="float">
            <text:p>176820,779456412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K promedio:</text:p>
          </table:table-cell>
          <table:table-cell table:formula="of:=AVERAGE([.C2:.C12])" office:value-type="float" office:value="0.00176820779456412" calcext:value-type="float">
            <text:p>0,001768207794564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08:54:19.246823523</meta:creation-date>
    <dc:date>2022-03-01T09:12:22.979199959</dc:date>
    <meta:editing-duration>PT16M7S</meta:editing-duration>
    <meta:editing-cycles>3</meta:editing-cycles>
    <meta:generator>LibreOffice/6.4.7.2$Linux_X86_64 LibreOffice_project/40$Build-2</meta:generator>
    <meta:document-statistic meta:table-count="1" meta:cell-count="4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63cm" svg:y="3.738cm" style:legend-expansion="high" chart:style-name="ch2"/>
        <chart:plot-area chart:style-name="ch3" table:cell-range-address="Burbuja.A1:Burbuja.B11 Burbuja.D1:Burbuja.D11" chart:data-source-has-labels="row" svg:x="0.32cm" svg:y="0.18cm" svg:width="9.99cm" svg:height="8.64cm">
          <chartooo:coordinate-region svg:x="1.529cm" svg:y="0.384cm" svg:width="8.108cm" svg:height="7.7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urbuja.B2:Burbuja.B11" chart:label-cell-address="Burbuja.B1:Burbuja.B1" chart:class="chart:scatter">
            <chart:domain table:cell-range-address="Burbuja.A2:Burbuja.A11"/>
            <chart:data-point chart:repeated="10"/>
          </chart:series>
          <chart:series chart:style-name="ch7" chart:values-cell-range-address="Burbuja.D2:Burbuja.D11" chart:label-cell-address="Burbuja.D1:Burbuja.D1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 (us)</text:p>
                <draw:g>
                  <svg:desc>Burbuja.B1:Burbuja.B1</svg:desc>
                </draw:g>
              </table:table-cell>
              <table:table-cell office:value-type="string">
                <text:p>Tiempo teórico estimado= K*f(n)</text:p>
                <draw:g>
                  <svg:desc>Burbuja.D1:Burbuj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Burbuja.A2:Burbuja.A11</svg:desc>
                </draw:g>
              </table:table-cell>
              <table:table-cell office:value-type="float" office:value="2476">
                <text:p>2476</text:p>
                <draw:g>
                  <svg:desc>Burbuja.B2:Burbuja.B11</svg:desc>
                </draw:g>
              </table:table-cell>
              <table:table-cell office:value-type="float" office:value="1768.20779456412">
                <text:p>1768.20779456412</text:p>
                <draw:g>
                  <svg:desc>Burbuja.D2:Burbuja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6132">
                <text:p>6132</text:p>
              </table:table-cell>
              <table:table-cell office:value-type="float" office:value="7072.83117825649">
                <text:p>7072.831178256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13752">
                <text:p>13752</text:p>
              </table:table-cell>
              <table:table-cell office:value-type="float" office:value="15913.8701510771">
                <text:p>15913.87015107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25212">
                <text:p>25212</text:p>
              </table:table-cell>
              <table:table-cell office:value-type="float" office:value="28291.324713026">
                <text:p>28291.3247130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40770">
                <text:p>40770</text:p>
              </table:table-cell>
              <table:table-cell office:value-type="float" office:value="44205.194864103">
                <text:p>44205.1948641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61886">
                <text:p>61886</text:p>
              </table:table-cell>
              <table:table-cell office:value-type="float" office:value="63655.4806043084">
                <text:p>63655.48060430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85037">
                <text:p>85037</text:p>
              </table:table-cell>
              <table:table-cell office:value-type="float" office:value="86642.181933642">
                <text:p>86642.1819336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113978">
                <text:p>113978</text:p>
              </table:table-cell>
              <table:table-cell office:value-type="float" office:value="113165.298852104">
                <text:p>113165.2988521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148216">
                <text:p>148216</text:p>
              </table:table-cell>
              <table:table-cell office:value-type="float" office:value="143224.831359694">
                <text:p>143224.8313596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187329">
                <text:p>187329</text:p>
              </table:table-cell>
              <table:table-cell office:value-type="float" office:value="176820.779456412">
                <text:p>176820.7794564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